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1cf8" officeooo:paragraph-rsid="001a1cf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ba16b" officeooo:paragraph-rsid="001ba16b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21700d" officeooo:paragraph-rsid="0021700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2546dd" officeooo:paragraph-rsid="002546d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1cf8" officeooo:paragraph-rsid="001a1cf8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3500" officeooo:paragraph-rsid="001b350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3500" officeooo:paragraph-rsid="001ba16b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ba16b" officeooo:paragraph-rsid="001ba16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5847" officeooo:paragraph-rsid="001d584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546dd" officeooo:paragraph-rsid="00270dc4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70dc4" officeooo:paragraph-rsid="00270dc4" style:font-size-asian="15pt" style:font-weight-asian="normal" style:font-size-complex="15pt" style:font-weight-complex="normal"/>
    </style:style>
    <style:style style:name="T1" style:family="text">
      <style:text-properties officeooo:rsid="001b35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a16b"/>
    </style:style>
    <style:style style:name="T4" style:family="text">
      <style:text-properties officeooo:rsid="001d5847"/>
    </style:style>
    <style:style style:name="T5" style:family="text">
      <style:text-properties officeooo:rsid="00270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ING TO A USER</text:p>
      <text:p text:style-name="P1"/>
      <text:p text:style-name="P10">Note to <text:span text:style-name="T2">Nisarg</text:span> – </text:p>
      <text:p text:style-name="P10">-<text:span text:style-name="T5">&gt; </text:span>If you want to make changes to model of rating collection then you can discuss with me.</text:p>
      <text:p text:style-name="P10">-<text:span text:style-name="T5">&gt; If you have any doubts then we can have a meeting</text:span></text:p>
      <text:p text:style-name="P11">-&gt; Once APIs are made inform we will first test and then use it in frontend</text:p>
      <text:p text:style-name="P1"/>
      <text:p text:style-name="P1"/>
      <text:p text:style-name="P3">SMIT</text:p>
      <text:p text:style-name="P5">1) <text:span text:style-name="T1">Npm</text:span> package jisse stars ke form main rating de sake and test it</text:p>
      <text:p text:style-name="P5">aisa package jisme stars pe click karke stars de sake..and jo already logo ne rating di hai usi main stars ke form main visible ho.</text:p>
      <text:p text:style-name="P5"/>
      <text:p text:style-name="P5">Example. <text:a xlink:type="simple" xlink:href="https://www.npmjs.com/package/react-native-ratings" text:style-name="Internet_20_link" text:visited-style-name="Visited_20_Internet_20_Link">https://www.npmjs.com/package/react-native-ratings</text:a></text:p>
      <text:p text:style-name="P5"/>
      <text:p text:style-name="P5"/>
      <text:p text:style-name="P4">NISARG</text:p>
      <text:p text:style-name="P6">1) Make backend for rating</text:p>
      <text:p text:style-name="P6"><text:span text:style-name="T2">rating</text:span> collection</text:p>
      <text:p text:style-name="P6">(_id,<text:span text:style-name="T3">uid</text:span>,<text:span text:style-name="T3">obj_uid</text:span>,<text:span text:style-name="T4">avg_</text:span>rating,<text:span text:style-name="T3">count</text:span>)</text:p>
      <text:p text:style-name="P6"/>
      <text:p text:style-name="P6">uid – <text:span text:style-name="T3">jis user ki rating hai uski uid</text:span></text:p>
      <text:p text:style-name="P7"><text:span text:style-name="T3">obj_uid</text:span> – <text:span text:style-name="T3">obj of uid jisne rating di hai (uid1: rating, uid2: rating}</text:span></text:p>
      <text:p text:style-name="P6"><text:span text:style-name="T4">avg_</text:span>rating – Number </text:p>
      <text:p text:style-name="P8">count – Number (kitne logo ne rating di)</text:p>
      <text:p text:style-name="P8"/>
      <text:p text:style-name="P2">APIs</text:p>
      <text:p text:style-name="P8">-&gt; Give rating</text:p>
      <text:p text:style-name="P8">send <text:span text:style-name="T2">uid, by_uid, rating </text:span>in body</text:p>
      <text:p text:style-name="P8">uid – jisko rating de rahe hai</text:p>
      <text:p text:style-name="P8">by_uid – jo de raha hai rating uski uid</text:p>
      <text:p text:style-name="P8">rating – kitni rating <text:span text:style-name="T4">di hai</text:span></text:p>
      <text:p text:style-name="P8"/>
      <text:p text:style-name="P8">Check in <text:span text:style-name="T2">rating</text:span> collection </text:p>
      <text:p text:style-name="P8">-&gt; id <text:span text:style-name="T2">uid</text:span> does not exist create a new entry</text:p>
      <text:p text:style-name="P8">(uid, array_uid main by_uid: <text:s/><text:span text:style-name="T4">rating ka object bana lo in obj_uid,</text:span> <text:span text:style-name="T4">avg_rating=rating</text:span> , count=1)</text:p>
      <text:p text:style-name="P8">-&gt; if <text:span text:style-name="T2">uid</text:span> exists in collection</text:p>
      <text:p text:style-name="P8"><text:s text:c="5"/>check if by_uid id there in <text:span text:style-name="T4">obj</text:span>_uid</text:p>
      <text:p text:style-name="P8"><text:tab/><text:tab/># if YES – update <text:span text:style-name="T4">record</text:span> <text:span text:style-name="T4">in obj_uid with new rating</text:span></text:p>
      <text:p text:style-name="P8"><text:tab/><text:tab/><text:tab/><text:tab/><text:span text:style-name="T4">update avg_rating of user</text:span></text:p>
      <text:p text:style-name="P8"><text:soft-page-break/><text:tab/><text:tab/><text:span text:style-name="T4"># if NO – create new key value paid in obj_uid</text:span></text:p>
      <text:p text:style-name="P8"><text:tab/><text:tab/><text:tab/><text:tab/><text:span text:style-name="T4">update avg_rating and count=count+1</text:span></text:p>
      <text:p text:style-name="P8"/>
      <text:p text:style-name="P8">-<text:span text:style-name="T4">&gt; Get rating</text:span></text:p>
      <text:p text:style-name="P9">send <text:span text:style-name="T2">other_uid, my_uid</text:span> in body</text:p>
      <text:p text:style-name="P9">check in collection if my_uid has given rating to that user</text:p>
      <text:p text:style-name="P9"><text:tab/># if YES - <text:s/>send back avg_rating,count,uss user ne kitni rating di hai, boolean isGiven=true</text:p>
      <text:p text:style-name="P9"><text:tab/># if NO – send back avg_rating, acount, boolean isGiven=false</text:p>
      <text:p text:style-name="P9"/>
      <text:p text:style-name="P9">isGiven – tells ki uss user ne rating di hai ke nahi</text:p>
      <text:p text:style-name="P9"/>
      <text:p text:style-name="P9"/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1T11:39:22.962759884</meta:creation-date>
    <dc:date>2022-01-11T13:16:48.758861138</dc:date>
    <meta:editing-duration>PT45M1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85" meta:character-count="1619" meta:non-whitespace-character-count="1336"/>
  </office:meta>
</office:document-meta>
</file>